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Global" table:style-name="ta1" table:print="false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3" office:value-type="string">
            <text:p>Subtype</text:p>
          </table:table-cell>
          <table:table-cell table:style-name="ce3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dead</text:p>
          </table:table-cell>
          <table:table-cell office:value-type="string">
            <text:p>skelet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rait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ou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ruj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giant</text:p>
          </table:table-cell>
          <table:table-cell office:value-type="string">
            <text:p>tro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uor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iant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humanoid</text:p>
          </table:table-cell>
          <table:table-cell office:value-type="string">
            <text:p>hum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lf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obbi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warf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r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ga</text:p>
          </table:table-cell>
          <table:table-cell table:number-columns-repeated="1022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ga" table:style-name="ta1" table:print="false">
        <table:table-column table:style-name="co2" table:default-cell-style-name="Default"/>
        <table:table-row table:style-name="ro2">
          <table:table-cell office:value-type="string">
            <text:p>naga myrmidon</text:p>
          </table:table-cell>
        </table:table-row>
        <table:table-row table:style-name="ro2">
          <table:table-cell office:value-type="string">
            <text:p>naga vemon spitter</text:p>
          </table:table-cell>
        </table:table-row>
        <table:table-row table:style-name="ro2">
          <table:table-cell office:value-type="string">
            <text:p>naga tide hunter</text:p>
          </table:table-cell>
        </table:table-row>
        <table:table-row table:style-name="ro2">
          <table:table-cell office:value-type="string">
            <text:p>naga psyren</text:p>
          </table:table-cell>
        </table:table-row>
        <table:table-row table:style-name="ro2">
          <table:table-cell office:value-type="string">
            <text:p>naga guardian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2">08/02/2010</text:date>, <text:time>18:3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10-01-03T18:23:33</meta:creation-date>
    <dc:date>2010-08-02T18:32:58</dc:date>
    <dc:language>fr-FR</dc:language>
    <meta:editing-cycles>6</meta:editing-cycles>
    <meta:editing-duration>PT04H53M26S</meta:editing-duration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